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terator.n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Iterator.hasN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irDocMaker.getDateForma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Iterator.Iterator( File 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terator.remo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irDocMaker.getNextDocData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DirDocMaker.setConfig( Config config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Iterator.push( File [ ] fil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Iterator.find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Iterator.get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irDocMaker.numUniqueTex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terator.accept( File 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irDocMaker.resetInpu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mparator.compare( Object _a , Object _b )</text:p>
          </table:table-cell>
          <table:table-cell office:value-type="float" office:value="5">
            <text:p text:style-name="Table_20_Contents">5</text:p>
          </table:table-cell>
          <table:table-cell office:value-type="float" office:value="8">
            <text:p text:style-name="Table_20_Contents">8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Iterator.push( File 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